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q serif" svg:font-family="'q serif', Georgia, Times, 'Times New Roman', 'Hiragino Kaku Gothic Pro', Meiryo, serif"/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List_20_Paragraph">
      <style:paragraph-properties fo:margin-left="0.25in" fo:margin-right="0in" fo:margin-top="0in" fo:margin-bottom="0in" fo:line-height="100%" fo:text-indent="0in" style:auto-text-indent="false"/>
      <style:text-properties style:font-name-complex="Calibri1"/>
    </style:style>
    <style:style style:name="P5" style:family="paragraph" style:parent-style-name="List_20_Paragraph">
      <style:paragraph-properties fo:margin-left="0.25in" fo:margin-right="0in" fo:text-indent="0in" style:auto-text-indent="false"/>
      <style:text-properties style:font-name-complex="Calibri1"/>
    </style:style>
    <style:style style:name="P6" style:family="paragraph" style:parent-style-name="Standard">
      <style:paragraph-properties fo:margin-left="0.25in" fo:margin-right="0in" fo:text-indent="0in" style:auto-text-indent="false"/>
      <style:text-properties style:text-underline-style="solid" style:text-underline-width="auto" style:text-underline-color="font-color" fo:font-weight="bold" style:font-weight-asian="bold"/>
    </style:style>
    <style:style style:name="P7" style:family="paragraph" style:parent-style-name="List_20_Paragraph">
      <style:paragraph-properties fo:margin-left="0.25in" fo:margin-right="0in" fo:text-indent="0.3028in" style:auto-text-indent="false"/>
      <style:text-properties style:font-name-complex="Calibri1"/>
    </style:style>
    <style:style style:name="P8" style:family="paragraph" style:parent-style-name="Standard">
      <style:paragraph-properties fo:margin-left="0.25in" fo:margin-right="0in" fo:text-indent="0.3028in" style:auto-text-indent="false"/>
      <style:text-properties style:font-name-complex="Calibri1"/>
    </style:style>
    <style:style style:name="P9" style:family="paragraph" style:parent-style-name="List_20_Paragraph">
      <style:paragraph-properties fo:margin-left="0.0453in" fo:margin-right="0in" fo:text-indent="0in" style:auto-text-indent="false"/>
      <style:text-properties fo:font-size="12pt" style:font-size-asian="12pt"/>
    </style:style>
    <style:style style:name="P10" style:family="paragraph" style:parent-style-name="List_20_Paragraph">
      <style:paragraph-properties fo:margin-left="0.5528in" fo:margin-right="0in" fo:text-indent="0in" style:auto-text-indent="false"/>
      <style:text-properties style:font-name-complex="Calibri1"/>
    </style:style>
    <style:style style:name="P11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style:font-weight-asian="bold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3" style:family="paragraph" style:parent-style-name="Standard" style:list-style-name="WWNum1"/>
    <style:style style:name="P14" style:family="paragraph" style:parent-style-name="Standard" style:list-style-name="WWNum1">
      <style:text-properties style:text-underline-style="solid" style:text-underline-width="auto" style:text-underline-color="font-color" fo:font-weight="bold" style:font-weight-asian="bold"/>
    </style:style>
    <style:style style:name="P15" style:family="paragraph" style:parent-style-name="Standard" style:list-style-name="WWNum4"/>
    <style:style style:name="P16" style:family="paragraph" style:parent-style-name="Standard" style:list-style-name="WWNum5"/>
    <style:style style:name="P17" style:family="paragraph" style:parent-style-name="Standard" style:list-style-name="WWNum6"/>
    <style:style style:name="P18" style:family="paragraph" style:parent-style-name="Standard" style:list-style-name="WWNum10"/>
    <style:style style:name="P19" style:family="paragraph" style:parent-style-name="Standard" style:list-style-name="L1">
      <style:paragraph-properties fo:margin-left="0.25in" fo:margin-right="0in" fo:text-indent="0in" style:auto-text-indent="false"/>
    </style:style>
    <style:style style:name="P20" style:family="paragraph" style:parent-style-name="Standard" style:list-style-name="L2">
      <style:paragraph-properties fo:margin-left="0.25in" fo:margin-right="0in" fo:text-indent="0in" style:auto-text-indent="false"/>
    </style:style>
    <style:style style:name="P21" style:family="paragraph" style:parent-style-name="Standard" style:list-style-name="L3">
      <style:paragraph-properties fo:margin-left="0.25in" fo:margin-right="0in" fo:text-indent="0in" style:auto-text-indent="false"/>
    </style:style>
    <style:style style:name="P22" style:family="paragraph" style:parent-style-name="Standard" style:list-style-name="L4">
      <style:paragraph-properties fo:margin-left="0.25in" fo:margin-right="0in" fo:text-indent="0in" style:auto-text-indent="false"/>
    </style:style>
    <style:style style:name="P23" style:family="paragraph" style:parent-style-name="Standard" style:list-style-name="L5">
      <style:paragraph-properties fo:margin-left="0.25in" fo:margin-right="0in" fo:text-indent="0in" style:auto-text-indent="false"/>
    </style:style>
    <style:style style:name="P24" style:family="paragraph" style:parent-style-name="Standard" style:list-style-name="L6">
      <style:paragraph-properties fo:margin-left="0.25in" fo:margin-right="0in" fo:text-indent="0in" style:auto-text-indent="false"/>
    </style:style>
    <style:style style:name="P25" style:family="paragraph" style:parent-style-name="Standard" style:list-style-name="L5">
      <style:paragraph-properties fo:margin-left="0in" fo:margin-right="0in" fo:text-indent="0in" style:auto-text-indent="false"/>
    </style:style>
    <style:style style:name="P26" style:family="paragraph" style:parent-style-name="List_20_Paragraph" style:list-style-name="WWNum10"/>
    <style:style style:name="P27" style:family="paragraph" style:parent-style-name="List_20_Paragraph" style:list-style-name="WWNum11"/>
    <style:style style:name="P28" style:family="paragraph" style:parent-style-name="List_20_Paragraph" style:list-style-name="WWNum11">
      <style:paragraph-properties fo:margin-left="0in" fo:margin-right="0in" fo:text-indent="0in" style:auto-text-indent="false"/>
    </style:style>
    <style:style style:name="P29" style:family="paragraph" style:parent-style-name="List_20_Paragraph" style:list-style-name="WWNum12">
      <style:paragraph-properties fo:margin-left="0.25in" fo:margin-right="0in" fo:margin-top="0in" fo:margin-bottom="0in" fo:line-height="100%" fo:text-indent="0in" style:auto-text-indent="false"/>
    </style:style>
    <style:style style:name="P30" style:family="paragraph" style:parent-style-name="List_20_Paragraph" style:list-style-name="WWNum12">
      <style:paragraph-properties fo:margin-left="0.25in" fo:margin-right="0in" fo:margin-top="0in" fo:margin-bottom="0in" fo:line-height="100%" fo:text-indent="0in" style:auto-text-indent="false"/>
      <style:text-properties style:font-name-complex="Calibri1"/>
    </style:style>
    <style:style style:name="T1" style:family="text">
      <style:text-properties style:font-name-complex="Calibri1"/>
    </style:style>
    <style:style style:name="T2" style:family="text">
      <style:text-properties style:font-name="Wingdings" style:font-name-complex="Calibri1"/>
    </style:style>
    <style:style style:name="T3" style:family="text">
      <style:text-properties fo:font-variant="normal" fo:text-transform="none" fo:color="#333333" style:font-name="q serif" fo:font-size="12pt" fo:letter-spacing="normal" fo:font-style="normal" fo:font-weight="normal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Introduction Oracle SQL and PL/SQL</text:p>
      <text:p text:style-name="P3">Login to SCOTT schema and write queries for the following: </text:p>
      <text:p text:style-name="Standard"/>
      <text:p text:style-name="Standard"/>
      <text:p text:style-name="P1">Module 1/Day 1</text:p>
      <text:p text:style-name="P2">SELECT Statement:</text:p>
      <text:list xml:id="list8070490958015463910" text:style-name="WWNum1">
        <text:list-item>
          <text:p text:style-name="P13">List tables in your schema and check for existence of DEPT, EMP and SALGERADE tables</text:p>
          <text:p text:style-name="P13"><text:span text:style-name="T3">Select * from all_tables;</text:span> </text:p>
        </text:list-item>
        <text:list-item>
          <text:p text:style-name="P13">If these tables do NOT exists – execute the script in the embedded DemoBld.SQL file to create and populate the tables .</text:p>
        </text:list-item>
        <text:list-item>
          <text:p text:style-name="P13">List all columns and all rows from DEPT</text:p>
          <text:p text:style-name="P13">select * from DEPT;</text:p>
        </text:list-item>
        <text:list-item>
          <text:p text:style-name="P13">List all columns and all rows from EMP</text:p>
          <text:p text:style-name="P13">select * from EMP;</text:p>
        </text:list-item>
        <text:list-item>
          <text:p text:style-name="P13">List all columns and all rows from SALGRADE</text:p>
          <text:p text:style-name="P13">select * from SALGRADE;</text:p>
        </text:list-item>
        <text:list-item>
          <text:p text:style-name="P13">List employee number, name and salary from employee table</text:p>
          <text:p text:style-name="P13">select EMPNO,ENAME,SAL from EMP;</text:p>
        </text:list-item>
        <text:list-item>
          <text:p text:style-name="P13">List employee number, name and salary from employee table where salary is &gt; 3000</text:p>
        </text:list-item>
      </text:list>
      <text:p text:style-name="Standard"><text:tab/>select EMPNO,ENAME,SAL from EMP where SAL&gt;3000;</text:p>
      <text:list xml:id="list35663516" text:continue-numbering="true" text:style-name="WWNum1">
        <text:list-item>
          <text:p text:style-name="P13">List employees joined after year 1981</text:p>
          <text:p text:style-name="P13">select * from EMP where HIREDATE&gt;('01-JAN-1981');</text:p>
        </text:list-item>
        <text:list-item>
          <text:p text:style-name="P13">List all clerks (JOB = ‘CLERK’)</text:p>
          <text:p text:style-name="P13">SELECT * FROM EMP WHERE JOB='CLERK';</text:p>
        </text:list-item>
        <text:list-item>
          <text:p text:style-name="P13">List employees in the ascending order of salary</text:p>
          <text:p text:style-name="P13">select * from EMP order by SAL;</text:p>
        </text:list-item>
        <text:list-item>
          <text:p text:style-name="P13">List employees in ascending order of job within descending order of deptno</text:p>
          <text:p text:style-name="P13">select * from EMP order by DEPTNO DESC,job ASC;</text:p>
        </text:list-item>
        <text:list-item>
          <text:p text:style-name="P13">List distinct departments from employee table</text:p>
          <text:p text:style-name="P13"><text:soft-page-break/>select DISTINCT DEPTNO from EMP ;</text:p>
        </text:list-item>
        <text:list-item>
          <text:p text:style-name="P13">List distinct jobs in each department from employee table</text:p>
          <text:p text:style-name="P13">select DISTINCT E.JOB from EMP E,DEPT D WHERE E.DEPTNO=D.DEPTNO ;</text:p>
        </text:list-item>
        <text:list-item>
          <text:p text:style-name="P13">List name, salary and annual salary in the descending order of annual salary – annual salary is a computed column – SAL * 12</text:p>
          <text:p text:style-name="P13">select ENAME,SAL,SAL*12 "ANUAL SALARY"from EMP ORDER BY SAL*12 desc; </text:p>
        </text:list-item>
        <text:list-item>
          <text:p text:style-name="P13">List employees whose salary is not in the range of 2000 and 3000</text:p>
          <text:p text:style-name="P13">select * from EMP where SAL NOT BETWEEN 2000 AND 3000;</text:p>
        </text:list-item>
        <text:list-item>
          <text:p text:style-name="P13">List name and the deptno for all employees who are NOT members of departments 10 and 20</text:p>
          <text:p text:style-name="P13">SELECT ENAME,DEPTNO from EMP where DEPTNO!=10 and DEPTNO!=20;</text:p>
        </text:list-item>
        <text:list-item>
          <text:p text:style-name="P13">List employees for whom COMM is not applicable</text:p>
          <text:p text:style-name="P13">select * from EMP where COMM IS NULL;</text:p>
        </text:list-item>
        <text:list-item>
          <text:p text:style-name="P13">List employees for whom COMM is applicable </text:p>
          <text:p text:style-name="P13">select * from EMP where COMM IS NOT NULL;</text:p>
        </text:list-item>
        <text:list-item>
          <text:p text:style-name="P13">List employees in ascending order of COMM and note how NULLs are sorted</text:p>
          <text:p text:style-name="P13">SELECT * FROM EMP ORDER BY COMM;</text:p>
          <text:p text:style-name="P13">NULLS ARE SORTED LIKE IN SALARY ONE INCRESE AND ONE DECREASE</text:p>
        </text:list-item>
        <text:list-item>
          <text:p text:style-name="P13">List employees whose names start with ‘’SMITH’</text:p>
          <text:p text:style-name="P13">SELECT ENAME from EMP where ENAME LIKE 'SMITH%';</text:p>
        </text:list-item>
        <text:list-item>
          <text:p text:style-name="P13">List employees whose name contain the ‘MI’ </text:p>
          <text:p text:style-name="P13">SELECT ENAME from EMP where ENAME LIKE '%MI%';</text:p>
        </text:list-item>
        <text:list-item>
          <text:p text:style-name="P13">List employees whose name start with an _ (underscore) char. </text:p>
          <text:p text:style-name="P13">Select ENAME from EMP where ENAME <text:s/>Like '_%';</text:p>
        </text:list-item>
        <text:list-item>
          <text:p text:style-name="P13">List all employees joined between two given dates.</text:p>
          <text:p text:style-name="P13">Select ENAME from EMP where HIREDATE='&amp;HIREDATE'and HIREDATE='&amp;HIREDATE';</text:p>
        </text:list-item>
        <text:list-item>
          <text:p text:style-name="P13">List all clerks in deptno 10</text:p>
          <text:p text:style-name="P13">select * from EMP WHERE JOB='CLERK' AND DEPTNO=10;</text:p>
        </text:list-item>
        <text:list-item>
          <text:p text:style-name="P13">List total/sum, maximum, minimum, average of salary from employee table</text:p>
          <text:p text:style-name="P13">select MAX(SAL),MIN(SAL),AVG(SAL) from EMP;</text:p>
        </text:list-item>
        <text:list-item>
          <text:p text:style-name="P13"><text:soft-page-break/>List average and count of commission of all employees in department 10</text:p>
          <text:p text:style-name="P13">select avg(COMM),count(COMM) from EMP where deptno=10;</text:p>
        </text:list-item>
        <text:list-item>
          <text:p text:style-name="P13">List department wise no of employees and total salary</text:p>
          <text:p text:style-name="P13">select count(EMPNO) from EMP group by DEPTNO;</text:p>
        </text:list-item>
        <text:list-item>
          <text:p text:style-name="P13">List total salary Job wise within each department</text:p>
          <text:p text:style-name="P13">select sum(SAL) from EMP GROUP BY DEPTNO;</text:p>
        </text:list-item>
        <text:list-item>
          <text:p text:style-name="P13">List department wise total salary for deptno 10 and 20 only</text:p>
          <text:p text:style-name="P13">select DEPTNO,sum(SAL) from EMP where DEPTNO=10 and DEPTNO=20 GROUP BY DEPTNO;</text:p>
        </text:list-item>
        <text:list-item>
          <text:p text:style-name="P13">List department wise total salary where total salary is &gt; 6000</text:p>
          <text:p text:style-name="P13">select sum(SAL) "TOTAL" FROM EMP where SAL&gt;6000;</text:p>
        </text:list-item>
        <text:list-item>
          <text:p text:style-name="P13">SELECT COUNT(*), COUNT(COMM) FROM EMP; - explain why the two counts are different </text:p>
          <text:p text:style-name="P13">COUNT(*)-will give all the information from EMP table</text:p>
          <text:p text:style-name="P13">COUNT(COMM)-will give only count of comm</text:p>
          <text:p text:style-name="P14">Sub Queries:</text:p>
        </text:list-item>
      </text:list>
      <text:list xml:id="list3018682779723227158" text:style-name="WWNum4">
        <text:list-item>
          <text:p text:style-name="P15">List employees whose job is same as that of ‘SMITH’</text:p>
          <text:p text:style-name="P15">select * from EMP where <text:s/>JOB=(select JOB from EMP where ENAME ='SMITH');</text:p>
        </text:list-item>
        <text:list-item>
          <text:p text:style-name="P15">List employees who have joined after ‘ADAM’</text:p>
          <text:p text:style-name="P15">select ENAME from EMP where HIREDATE &gt;(select HIREDATE from EMP where ENAME='ADAM');</text:p>
        </text:list-item>
        <text:list-item>
          <text:p text:style-name="P15">List employees who salary is greater than ‘SCOTT’s salary</text:p>
          <text:p text:style-name="P15">select * from EMP WHERE SAL&gt;(select SAL from EMP where <text:s/>ENAME='SCOTT');</text:p>
        </text:list-item>
        <text:list-item>
          <text:p text:style-name="P15">List employees getting the maximum salary</text:p>
          <text:p text:style-name="P15">select * from EMP where SAL =(select max(SAL) from EMP);</text:p>
        </text:list-item>
        <text:list-item>
          <text:p text:style-name="P15">List employees show salary is &gt; the max salary of all employees in deptno 30</text:p>
          <text:p text:style-name="P15">select * FROM EMP where sal&gt; (select max(sal) FROM EMP where deptno=30);</text:p>
        </text:list-item>
        <text:list-item>
          <text:p text:style-name="P15">List all employees whose deptno and Job are same as that of employee with empno 7788.</text:p>
          <text:p text:style-name="P15">select * from EMP where DEPTNO LIKE(select DEPTNO from EMP where empno=7788) AND JOB LIKE(select JOB from EMP where empno=7788) ; </text:p>
        </text:list-item>
        <text:list-item>
          <text:p text:style-name="P15">List employee who are not managers</text:p>
          <text:p text:style-name="P15">select * from EMP where empno NOT IN(select MGR from EMP);</text:p>
        </text:list-item>
        <text:list-item>
          <text:p text:style-name="P15"><text:soft-page-break/>List all managers</text:p>
          <text:p text:style-name="P15">select * from EMP where job='MANAGER';</text:p>
        </text:list-item>
        <text:list-item>
          <text:p text:style-name="P15">List all employees who earn(salary) more than the average salary in their own department</text:p>
          <text:p text:style-name="P15">select * from EMP where sal&gt;(select avg(sal) from EMP );</text:p>
        </text:list-item>
        <text:list-item>
          <text:p text:style-name="P15">List employees whose salary is greater than their manager’s salary</text:p>
          <text:p text:style-name="P15">select * from emp w,emp m where w.mgr = m.empno and w.sal &gt; m.sal ;</text:p>
        </text:list-item>
        <text:list-item>
          <text:p text:style-name="P15">List details of departments from DEPT table for which there are no employees in EMP table </text:p>
          <text:p text:style-name="P15">SELECT DNAME FROM DEPT WHERE DEPTNO NOT IN(SELECT DEPTNO FROM EMP);</text:p>
        </text:list-item>
      </text:list>
      <text:p text:style-name="P1"/>
      <text:p text:style-name="P11">Module 2/Day 2</text:p>
      <text:p text:style-name="P6">Joins:</text:p>
      <text:list xml:id="list4280349353152169076" text:style-name="WWNum5">
        <text:list-item>
          <text:p text:style-name="P16">List employee name, department number and their corresponding department name by joining EMP and DEPT tables</text:p>
          <text:p text:style-name="P16">select e.ename,d.deptno,dname from EMP e,DEPT d where e.deptno=d.deptno;</text:p>
        </text:list-item>
        <text:list-item>
          <text:p text:style-name="P16">List employee name and their manager name by joining EMP table to itself</text:p>
          <text:p text:style-name="P16">SELECT DISTINCT e.EMPNO, e.ENAME FROM Emp e, Emp m WHERE e.DEPTNO = m.DEPTNO;</text:p>
        </text:list-item>
        <text:list-item>
          <text:p text:style-name="P16">List employee name, department name and their grade by joining EMP, DEPT and SALGRADE tables</text:p>
          <text:p text:style-name="P16">SELECT E.ENAME,D.DNAME,S.GRADE FROM EMP E,DEPT D,SALGRADE S WHERE E.DEPTNO=D.DEPTNO;</text:p>
        </text:list-item>
        <text:list-item>
          <text:p text:style-name="P16">List employees who work in ‘Research’ department by joining EMP and DEPT tables</text:p>
          <text:p text:style-name="P16">SELECT E.ENAME FROM EMP E,DEPT D WHERE E.DEPTNO=D.DEPTNO AND JOB='RESEARCH' ;</text:p>
        </text:list-item>
        <text:list-item>
          <text:p text:style-name="P16">List all rows from EMP table and only the matching rows from DEPT table – LEFT OUTER JOIN</text:p>
          <text:p text:style-name="P16">SELECT * FROM EMP LEFT OUTER JOIN DEPT ON EMP.DEPTNO=DEPT.DEPTNO; </text:p>
        </text:list-item>
        <text:list-item>
          <text:p text:style-name="P16">List only matching rows from EMP table and all rows from DEPT table – RIGTH OUTER JOIN</text:p>
          <text:p text:style-name="P16">SELECT * FROM EMP RIGHT OUTER JOIN DEPT ON EMP.DEPTNO=DEPT.DEPTNO;</text:p>
        </text:list-item>
        <text:list-item>
          <text:p text:style-name="P16">Write a query to perform full outer join between EMP and DEPT tables</text:p>
          <text:p text:style-name="P16">SELECT * FROM EMP FULL OUTER JOIN DEPT ON EMP.DEPTNO=DEPT.DEPTNO;</text:p>
        </text:list-item>
        <text:list-item>
          <text:p text:style-name="P16">List employee name, their manager name and their manager’s manager name</text:p>
          <text:p text:style-name="P16"/>
        </text:list-item>
      </text:list>
      <text:p text:style-name="P6">DDL</text:p>
      <text:list xml:id="list5311223131555464720" text:style-name="WWNum10">
        <text:list-item>
          <text:p text:style-name="P26">Create DEPARTMENT table with the following columns with appropriate data type and width </text:p>
        </text:list-item>
      </text:list>
      <text:list xml:id="list6773544794373923327" text:style-name="WWNum6">
        <text:list-item>
          <text:list>
            <text:list-item>
              <text:p text:style-name="P17">Deptno PK</text:p>
            </text:list-item>
            <text:list-item>
              <text:p text:style-name="P17">Danme </text:p>
            </text:list-item>
            <text:list-item>
              <text:p text:style-name="P17">Location</text:p>
            </text:list-item>
          </text:list>
        </text:list-item>
      </text:list>
      <text:p text:style-name="Standard"><text:tab/>CREATE TABLE DEPARTMENT</text:p>
      <text:p text:style-name="Standard"><text:s text:c="8"/>(Deptno NUMBER(10) NOT NULL PRIMARY KEY,</text:p>
      <text:p text:style-name="Standard"><text:s text:c="9"/>Dname VARCHAR2(9),</text:p>
      <text:p text:style-name="Standard"><text:s text:c="9"/>Location <text:s/>VARCHAR(10));</text:p>
      <text:list xml:id="list35656981" text:continue-list="list5311223131555464720" text:style-name="WWNum10">
        <text:list-item>
          <text:p text:style-name="P26"><text:soft-page-break/>Create EMPLOYEE table with the following columns with appropriate data type and width </text:p>
          <text:list>
            <text:list-item>
              <text:p text:style-name="P18">empno PK</text:p>
            </text:list-item>
            <text:list-item>
              <text:p text:style-name="P18">ename not null </text:p>
            </text:list-item>
            <text:list-item>
              <text:p text:style-name="P18">designation</text:p>
            </text:list-item>
            <text:list-item>
              <text:p text:style-name="P18">sex</text:p>
            </text:list-item>
            <text:list-item>
              <text:p text:style-name="P18">basic_salary (&gt; 0 and &lt; 500000) <text:s/></text:p>
            </text:list-item>
            <text:list-item>
              <text:p text:style-name="P18">Date of joining </text:p>
            </text:list-item>
            <text:list-item>
              <text:p text:style-name="P18">Deptno reference deptno of DEPARTMENT table</text:p>
            </text:list-item>
          </text:list>
        </text:list-item>
      </text:list>
      <text:p text:style-name="Standard"><text:tab/>CREATE TABLE EMPLOYEE</text:p>
      <text:p text:style-name="Standard"><text:s text:c="7"/>(empno NUMBER(4) PRIMARY KEY,</text:p>
      <text:p text:style-name="Standard"><text:s text:c="8"/>ename VARCHAR2(10) NOT NULL,</text:p>
      <text:p text:style-name="Standard"><text:s text:c="8"/>designation VARCHAR2(9),</text:p>
      <text:p text:style-name="Standard"><text:s text:c="8"/>sex char(1),</text:p>
      <text:p text:style-name="Standard"><text:s text:c="8"/>basic_salary NUMBER(7, 2),</text:p>
      <text:p text:style-name="Standard"><text:s text:c="9"/>Date of joining <text:s/>DATE,</text:p>
      <text:p text:style-name="Standard"><text:s text:c="9"/>constraint fk_deptno foreign key (Deptno) references dept(deptno) );</text:p>
      <text:list xml:id="list1995512324100539597" text:style-name="L1">
        <text:list-item>
          <text:p text:style-name="P19">Alter table EMPLOYEE add column commission</text:p>
          <text:p text:style-name="P19">ALTER TABLE EMPLOYEE ADD COMMISION NUMBER(7,2);</text:p>
        </text:list-item>
      </text:list>
      <text:list xml:id="list5558674342018926126" text:style-name="L2">
        <text:list-item>
          <text:p text:style-name="P20">Alter table EMPLOYEE add constraint SEX in (‘M’, ‘F’)</text:p>
          <text:list>
            <text:list-item>
              <text:list>
                <text:list-item>
                  <text:list>
                    <text:list-header>
                      <text:p text:style-name="P20">ALTER TABLE EMPLOYEE</text:p>
                    </text:list-header>
                  </text:list>
                </text:list-item>
              </text:list>
              <text:p text:style-name="P20">ADD CONSTRAINT EMP_SEX</text:p>
              <text:p text:style-name="P20">CHECK (SEX in ('M','F'));</text:p>
            </text:list-item>
          </text:list>
        </text:list-item>
      </text:list>
      <text:list xml:id="list5691394620162125421" text:style-name="L3">
        <text:list-item>
          <text:p text:style-name="P21">Create Index on ename column of EMPLOYEE table</text:p>
          <text:p text:style-name="P21">CREATE INDEX SNO ON EMPLOYEE(Ename);</text:p>
        </text:list-item>
      </text:list>
      <text:list xml:id="list2152557437240972982" text:style-name="L4">
        <text:list-item>
          <text:p text:style-name="P22">Create exact replica of EMPLOYEE table with no data</text:p>
          <text:p text:style-name="P22">create table EMPLOYEE1 as select * from EMPLOYEE;</text:p>
          <text:p text:style-name="P22">TRUNCATE TABLE EMPLOYEE1;</text:p>
        </text:list-item>
      </text:list>
      <text:list xml:id="list270116965850956157" text:style-name="L5">
        <text:list-item>
          <text:p text:style-name="P23">Create new table called EX_EMP with columns empno, ename, basic_salary and populate the data from EMPLOYEE table</text:p>
          <text:p text:style-name="P23"><text:soft-page-break/>CREATE TABLE EX_EMP</text:p>
          <text:p text:style-name="P25"><text:s text:c="5"/>(empno NUMBER(4) PRIMARY KEY,</text:p>
          <text:p text:style-name="P25"><text:s text:c="8"/>ename VARCHAR2(10) NOT NULL,</text:p>
          <text:p text:style-name="P25"><text:s text:c="8"/>basic_salary NUMBER(7, 2),</text:p>
          <text:p text:style-name="P25"><text:s text:c="6"/>Dateofjoining <text:s/>DATE);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5"><text:s text:c="7"/>INSERT INTO EX_EMP(empno,ename,basic_salary,dateofjoining) </text:p>
                          <text:p text:style-name="P25"><text:s text:c="7"/>SELECT empno,ename,basic_salary,dateofjoining FROM EMPLOYEE;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88101730798760812" text:style-name="L6">
        <text:list-item>
          <text:p text:style-name="P24">Drop the Index created on ename column.</text:p>
          <text:p text:style-name="P24">DROP INDEX SNO;</text:p>
        </text:list-item>
      </text:list>
      <text:p text:style-name="P6">DML</text:p>
      <text:list xml:id="list7967853957400722936" text:style-name="WWNum11">
        <text:list-item>
          <text:p text:style-name="P27">Insert at least 5 valid rows into DEPARTMENT table and commit the changes </text:p>
          <text:p text:style-name="P27">INSERT INTO DEPARTMENT VALUES (1, 'ACCO', 'NEW YORK');</text:p>
          <text:p text:style-name="P27">INSERT INTO DEPARTMENT VALUES (2, 'CLERK', 'DELHI');</text:p>
          <text:p text:style-name="P27">INSERT INTO DEPARTMENT VALUES (3, 'HEALTH', 'DELHI');</text:p>
          <text:p text:style-name="P27">INSERT INTO DEPARTMENT VALUES (4, 'THP', 'PUNE');</text:p>
          <text:p text:style-name="P27">INSERT INTO DEPARTMENT VALUES (5, 'ANALY', 'HYD');</text:p>
          <text:p text:style-name="P27">COMMIT;</text:p>
        </text:list-item>
        <text:list-item>
          <text:p text:style-name="P27">Insert at least 15 valid rows in EMPLOYEE table and commit the changes </text:p>
          <text:p text:style-name="P27">INSERT INTO EMPLOYEE VALUES <text:s/>(75, 'WARD', <text:s text:c="2"/>'SALESMAN','F',1250,TO_DATE('22-FEB-1981', 'DD-MON-YYYY'), 3);</text:p>
          <text:p text:style-name="P27">INSERT INTO EMPLOYEE VALUES(76, 'JAMES','SALE','M',1200,TO_DATE('01-DEC-1990', 'DD-MON-YYYY'), 2);</text:p>
          <text:p text:style-name="P27">INSERT INTO EMPLOYEE VALUES(77, 'HONEY','CLERK','F',1209,TO_DATE('09-JAN-1999', 'DD-MON-YYYY'), 1);</text:p>
          <text:p text:style-name="P27">INSERT INTO EMPLOYEE VALUES(78, 'LUSY','SALE','M',1500,TO_DATE('01-MAY-1986', 'DD-MON-YYYY'), 6);</text:p>
          <text:p text:style-name="P27">INSERT INTO EMPLOYEE VALUES(79, 'MARTIN','HEALTH','F',1860,TO_DATE('22-DEC-1998', 'DD-MON-YYYY'), 7);</text:p>
          <text:p text:style-name="P27">INSERT INTO EMPLOYEE VALUES(80, 'RAVINDAR','MANAGER','M',1100,TO_DATE('06-NOV-1999', 'DD-MON-YYYY'), 8);</text:p>
          <text:p text:style-name="P27"><text:soft-page-break/>INSERT INTO EMPLOYEE VALUES(81, 'PRADEEP','SALE','M',1200,TO_DATE('11-DEC-1990', 'DD-MON-YYYY'),9 );</text:p>
          <text:p text:style-name="P27">INSERT INTO EMPLOYEE VALUES(82, 'HARISH','SALEEXECUTIVE','M',1200,TO_DATE('21-NOV-1990', 'DD-MON-YYYY'), 5);</text:p>
          <text:p text:style-name="P27">INSERT INTO EMPLOYEE VALUES(83, 'LAKSHAMAN','MANAGER','M',1200,TO_DATE('26-NOV-1990', 'DD-MON-YYYY'), 6);</text:p>
          <text:p text:style-name="P27">INSERT INTO EMPLOYEE VALUES(84, 'REVANTH','SALE','M',1200,TO_DATE('03-DEC-1999', 'DD-MON-YYYY'), 1);</text:p>
          <text:p text:style-name="P27">INSERT INTO EMPLOYEE VALUES(85, 'SRINU','SALEEXECUTIVE','M',1200,TO_DATE('31-JAN-1990', 'DD-MON-YYYY'), 2);</text:p>
          <text:p text:style-name="P27">INSERT INTO EMPLOYEE VALUES(86, 'JYOTHI','MANAGER','F',1200,TO_DATE('11-MAY-1991', 'DD-MON-YYYY'), 3);</text:p>
          <text:p text:style-name="P27">INSERT INTO EMPLOYEE VALUES(87, 'MANASA','SALE','F',1200,TO_DATE('01-JAN-1990', 'DD-MON-YYYY'), 7);</text:p>
          <text:p text:style-name="P27">INSERT INTO EMPLOYEE VALUES(88, 'KALYANI','SALEEXECUTIVE','F',1200,TO_DATE('01-DEC-1990', 'DD-MON-YYYY'), 8);</text:p>
          <text:p text:style-name="P27">INSERT INTO EMPLOYEE VALUES(89, 'HON','MANAGER','M',1200,TO_DATE('01-DEC-1990', 'DD-MON-YYYY'), 4);</text:p>
          <text:p text:style-name="P27">COMMIT;</text:p>
        </text:list-item>
        <text:list-item>
          <text:p text:style-name="P27">Update basic_salary by 10% for employees in deptno 10 and 20 and commit the changes </text:p>
          <text:p text:style-name="P27">update EMPLOYEE</text:p>
          <text:list>
            <text:list-header>
              <text:p text:style-name="P28"><text:s text:c="15"/>set basic_salary = case </text:p>
            </text:list-header>
          </text:list>
          <text:p text:style-name="P27">when deptno= 1 then basic_salary * 10</text:p>
          <text:p text:style-name="P27">when deptno = 2 then basic_salary * 10</text:p>
          <text:p text:style-name="P27">else basic_salary </text:p>
          <text:p text:style-name="P27">end</text:p>
          <text:p text:style-name="P27">where deptno in(1,2);</text:p>
        </text:list-item>
        <text:list-item>
          <text:p text:style-name="P27">Update basic_salary and commission by 10% and 2% for all employees for whom commission is currently applicable and commit the changes </text:p>
          <text:p text:style-name="P27">update EMPLOYEE set basic_salary and commission=case</text:p>
          <text:p text:style-name="P27">when commission is not null then basic_salry*10; and commission*10;</text:p>
          <text:p text:style-name="P28"><text:s text:c="14"/>else basic_salary,commision</text:p>
          <text:p text:style-name="P28"><text:soft-page-break/><text:s text:c="13"/>end;</text:p>
          <text:list>
            <text:list-header>
              <text:p text:style-name="P28"><text:s text:c="12"/>COMMIT;</text:p>
            </text:list-header>
          </text:list>
        </text:list-item>
        <text:list-item>
          <text:p text:style-name="P27">Update the designation of given employee to MANAGER based of given employee number and commit the changes. </text:p>
          <text:p text:style-name="P27">Update EMPLOYEE set designation='MANAGER' WHERE EMPNO='&amp;EMPNO';</text:p>
          <text:p text:style-name="P27">COMMIT;</text:p>
        </text:list-item>
        <text:list-item>
          <text:p text:style-name="P27">Delete employees joined before a given year and commit changes </text:p>
          <text:p text:style-name="P27">DELETE FROM EMPLOYEE WHERE dateojoining&lt;('&amp;dateofjoining');</text:p>
          <text:p text:style-name="P27">commit;</text:p>
        </text:list-item>
        <text:list-item>
          <text:p text:style-name="P27">Delete all rows from employee tables.</text:p>
          <text:p text:style-name="P27">drop table employee;</text:p>
        </text:list-item>
        <text:list-item>
          <text:p text:style-name="P27">Query employee table</text:p>
          <text:p text:style-name="P27">select * from employee;</text:p>
        </text:list-item>
        <text:list-item>
          <text:p text:style-name="P27">ROLLBACK </text:p>
          <text:p text:style-name="P27">INSERT INTO EMPLOYEE VALUES(85, 'SRINU','SALEEXECUTIVE','M',1200,TO_DATE('31-JAN-1990', 'DD-MON-YYYY'), 2);</text:p>
          <text:p text:style-name="P27">DELETE FROM EMPLOYEE WHERE ENAME='SRINU';</text:p>
          <text:p text:style-name="P27">ROLLBACK;</text:p>
        </text:list-item>
        <text:list-item>
          <text:p text:style-name="P27">Query employee table</text:p>
          <text:p text:style-name="P27">SELECT ENAME FROM EMPLOYEE;</text:p>
        </text:list-item>
        <text:list-item>
          <text:p text:style-name="P27">Delete all rows from employee tables permanently using appropriate DDL command </text:p>
          <text:p text:style-name="P27">TRUNCATE TABLE EMPLOYEE;</text:p>
        </text:list-item>
      </text:list>
      <text:p text:style-name="P1">Procedure and Functions:</text:p>
      <text:list xml:id="list6533406411013006531" text:style-name="WWNum12">
        <text:list-item>
          <text:p text:style-name="P29"><text:span text:style-name="T1">Create a procedure named DISP_EMP_DETAILS with 3 parameters </text:span><text:span text:style-name="T2"></text:span><text:span text:style-name="T1"> one [ie. iEmpNo ] is an “IN” mode and other two are [ie. sGrade and sSalary] <text:s/>“OUT” mode parameters. The procedure should retrieve the Grade (this is column of SALGRADE table) and Salary for the specified employee number [ie. iEmpNo ] by joining EMP and SALGRADE table and assign the retrieved values to the “OUT” mode parameters. </text:span></text:p>
        </text:list-item>
      </text:list>
      <text:p text:style-name="P5">Note:</text:p>
      <text:p text:style-name="P7">It should display an appropriate error message if the specified employee number </text:p>
      <text:p text:style-name="P7">does not exist in “Employee” table.</text:p>
      <text:p text:style-name="P7">Call the created procedure using Bind variable and print the details.</text:p>
      <text:p text:style-name="P9"><text:soft-page-break/><text:tab/>CREATE OR REPLACE PROCEDURE DISP_EMP_DETAILS</text:p>
      <text:p text:style-name="P9">DECLARE</text:p>
      <text:p text:style-name="P9"><text:s text:c="4"/>(IEMPNO IN EMPLOYEE.EMPNO%TYPE,</text:p>
      <text:p text:style-name="P9"><text:s text:c="4"/>SGRADE OUT EMPLOYEE.GRA%TYPE,</text:p>
      <text:p text:style-name="P9"><text:s text:c="4"/>SSALARY OUT EMPLOYEE.SAL%TYPE) IS</text:p>
      <text:p text:style-name="P9">BEGIN</text:p>
      <text:p text:style-name="P9"><text:s text:c="4"/>SELECT GRA,SAL INTO SGRADE,SSALARY</text:p>
      <text:p text:style-name="P9"><text:s text:c="4"/>FROM <text:s text:c="2"/>EMP E,SALGRADE S</text:p>
      <text:p text:style-name="P9"><text:s text:c="4"/>WHERE <text:s/>EMPNO=IEMPNO AND E.EMPNO=S.EMPNO;</text:p>
      <text:p text:style-name="P9">END DISP_EMP_DETAILS;</text:p>
      <text:p text:style-name="P9">SET SERVEROUTPUT ON</text:p>
      <text:p text:style-name="P9">DECLARE</text:p>
      <text:p text:style-name="P9"><text:s text:c="2"/>V_GRA EMPLOYEE.GRA%TYPE;</text:p>
      <text:p text:style-name="P9"><text:s text:c="2"/>V_SAL EMPLOYEE.SAL%TYPE;</text:p>
      <text:p text:style-name="P9">BEGIN</text:p>
      <text:p text:style-name="P9"><text:s text:c="2"/>DISP_EMP_DETAILS(171,V_GRA,V_SAL);</text:p>
      <text:p text:style-name="P9"><text:s text:c="2"/>IF EMPNO !=IEMPNO</text:p>
      <text:p text:style-name="P9"><text:s text:c="2"/>THEN DBMS.OUPUT.PUT_LINE('employee number does not exist');</text:p>
      <text:p text:style-name="P9"><text:s text:c="2"/>ELSE DBMS.OUTPUT.PUT_LINE(V_GRA||'GRA'||TO_CHAR(V_SAL,'$999,999.00'));</text:p>
      <text:p text:style-name="P9">END; </text:p>
      <text:list xml:id="list35663282" text:continue-numbering="true" text:style-name="WWNum12">
        <text:list-item>
          <text:p text:style-name="P30">Create a procedure named DISPLAY_RECORDS which accepts the P_JOB as a parameter and display all the employees (empno, sal, deptno, job) from the “EMP” table matching the given P_JOB in the following format :-</text:p>
        </text:list-item>
      </text:list>
      <text:p text:style-name="P5"/>
      <text:p text:style-name="P8">Employee Number<text:tab/>Salary<text:tab/><text:tab/>Department Number <text:s text:c="2"/>Job </text:p>
      <text:p text:style-name="P5"/>
      <text:p text:style-name="P7"><text:s/>XXXXXXXX<text:tab/><text:tab/>99,999<text:tab/><text:tab/><text:tab/> <text:s/>99<text:tab/>CLERK</text:p>
      <text:p text:style-name="P7">XXXXXXXX<text:tab/><text:tab/> <text:s/>9,999<text:tab/><text:tab/><text:tab/> <text:s/>12 <text:s/><text:tab/>CLERK </text:p>
      <text:p text:style-name="P5">Note:</text:p>
      <text:p text:style-name="P10"><text:soft-page-break/>It should display an appropriate error message if there are no employees with the given JOB </text:p>
      <text:p text:style-name="P10">CREATE OR REPLACE PROCEDURE DISPLAY_RECORDS(JOB OUT EMPLOYEE.EJOB%TYPE)</text:p>
      <text:p text:style-name="P10">TEMP VARCHAR2(10);</text:p>
      <text:p text:style-name="P10">BEGIN</text:p>
      <text:p text:style-name="P10"><text:s/>SELECT empno, sal, deptno, job</text:p>
      <text:p text:style-name="P10"><text:s/>INTO TEMP</text:p>
      <text:p text:style-name="P10"><text:s/>FROM EMPLOYEE</text:p>
      <text:p text:style-name="P10"><text:s/>WHERE JOB=EJOB</text:p>
      <text:p text:style-name="P10"><text:s/>IF(EJOB=JOB)</text:p>
      <text:p text:style-name="P10"><text:s text:c="2"/>IF DEPTNO=99 THEN DBMS.OUTPUT.PUT_LINE(XXXXXXXX,'$99,99999',CLERK);</text:p>
      <text:p text:style-name="P10"><text:s text:c="2"/>ELSIF DEPTNO=12 THEN DBMS.OUTPUT.PUT_LINE(XXXXXXXX,'$9,999',CLERK);</text:p>
      <text:p text:style-name="P10"><text:s text:c="3"/>ELSE DBMS.OUPUT.PUT_LINE('THERE ARE NO EMPLOYEES WITH IN GIVEN JOB');</text:p>
      <text:p text:style-name="P10"><text:s text:c="3"/>ENDIF</text:p>
      <text:p text:style-name="P10"><text:s/>ENDIF</text:p>
      <text:p text:style-name="P10"><text:s/>END;</text:p>
      <text:p text:style-name="P4"/>
      <text:list xml:id="list35664217" text:continue-numbering="true" text:style-name="WWNum12">
        <text:list-item>
          <text:p text:style-name="P30">Create a function named GET_EMP_ANNSAL which accepts employee Number as </text:p>
        </text:list-item>
      </text:list>
      <text:p text:style-name="P5">a parameter and Returns Annual Salary of the given employee from EMP table if the record exist otherwise returns -1 <text:s/>( formula to computer ANNUAL_SALARY = SAL * 12) 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q serif" svg:font-family="'q serif', Georgia, Times, 'Times New Roman', 'Hiragino Kaku Gothic Pro', Meiryo, serif"/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7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Times New Roman'" style:font-style-name="Regular" style:font-family-generic="roman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)" style:num-format="a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)" style:num-format="a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)" style:num-format="a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)" style:num-format="a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)" style:num-format="a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)" style:num-format="a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)" style:num-format="a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 text:start-value="1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Times New Roman'" style:font-style-name="Regular" style:font-family-generic="roman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6972in"/>
        </style:list-level-properties>
      </text:list-level-style-number>
      <text:list-level-style-number text:level="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1972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6972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197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6972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1972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6972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1972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697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ijayendra Kulkarni (Talent Transformation  - CTE-1)</meta:initial-creator>
    <dc:creator>jayasree pilli</dc:creator>
    <meta:editing-cycles>3</meta:editing-cycles>
    <meta:creation-date>2018-09-05T06:53:00</meta:creation-date>
    <dc:date>2019-06-26T15:41:42.66</dc:date>
    <meta:editing-duration>PT9H59M53S</meta:editing-duration>
    <meta:generator>OpenOffice/4.1.5$Win32 OpenOffice.org_project/415m1$Build-9789</meta:generator>
    <meta:document-statistic meta:table-count="0" meta:image-count="0" meta:object-count="0" meta:page-count="11" meta:paragraph-count="258" meta:word-count="1944" meta:character-count="1335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